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えー～・・・疲れた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wehhh~... I'm Beeeat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お疲れ様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worked hard, Takoyaki-chan~!</text:p>
          </table:table-cell>
          <table:table-cell table:number-columns-repeated="1020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am sorry to have rushed you so merciless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style-name="ce0"/>
          <table:table-cell table:style-name="ce0"/>
          <table:table-cell table:style-name="ce0" office:value-type="string">
            <text:p>Knight Commander Gaora
"You have been hard at work searching for
a way to control and stabilize the space-time
distortion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"May we hear your findings?"</text:p>
          </table:table-cell>
          <table:table-cell table:number-columns-repeated="1020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concluded that it it's possible to
stabilize the distortion.</text:p>
          </table:table-cell>
          <table:table-cell table:number-columns-repeated="1020"/>
        </table:table-row>
        <table:table-row>
          <table:table-cell table:style-name="ce0" office:value-type="string">
            <text:p>お～～！！　さっす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~~!! Nice one!!</text:p>
          </table:table-cell>
          <table:table-cell table:number-columns-repeated="1020"/>
        </table:table-row>
        <table:table-row>
          <table:table-cell table:style-name="ce0" office:value-type="string">
            <text:p>これなら、話が早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arting from the conclusion certainly speeds
things up.</text:p>
          </table:table-cell>
          <table:table-cell table:number-columns-repeated="1020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how exactly do we stabilize it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ut simply, we'll need the power to correct
the wave desynchronization at the point of the
space-time distortion's origin.</text:p>
          </table:table-cell>
          <table:table-cell table:number-columns-repeated="1020"/>
        </table:table-row>
        <table:table-row>
          <table:table-cell table:style-name="ce0" office:value-type="string">
            <text:p>服のしわを伸ばすのと一緒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Just like smoothin' out the wrinkles on your
Clooothes!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ee...</text:p>
          </table:table-cell>
          <table:table-cell table:number-columns-repeated="1020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style-name="ce0"/>
          <table:table-cell table:style-name="ce0"/>
          <table:table-cell table:style-name="ce0" office:value-type="string">
            <text:p>And the problem would be how to generate that
power... correct?</text:p>
          </table:table-cell>
          <table:table-cell table:number-columns-repeated="1020"/>
        </table:table-row>
        <table:table-row>
          <table:table-cell table:style-name="ce0" office:value-type="string">
            <text:p>さすが精霊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the Spirit Queen would understand.</text:p>
          </table:table-cell>
          <table:table-cell table:number-columns-repeated="1020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style-name="ce0"/>
          <table:table-cell table:style-name="ce0"/>
          <table:table-cell table:style-name="ce0" office:value-type="string">
            <text:p>I expect it will be the central point of our
strategy discussion this time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style-name="ce0"/>
          <table:table-cell table:style-name="ce0"/>
          <table:table-cell table:style-name="ce0" office:value-type="string">
            <text:p>After deliberating over the wisdom Takoyaki-
san had to share, we concluded that we need a
special material in order to generate enough
energy to affect space-time.</text:p>
          </table:table-cell>
          <table:table-cell table:number-columns-repeated="1020"/>
        </table:table-row>
        <table:table-row>
          <table:table-cell table:style-name="ce0" office:value-type="string">
            <text:p>みんなもご存じのアレ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think you'll know it quite Weeell!</text:p>
          </table:table-cell>
          <table:table-cell table:number-columns-repeated="1020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methin' we know that can put out loads of
energy...? Hmmmm...</text:p>
          </table:table-cell>
          <table:table-cell table:number-columns-repeated="1020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, are you referring to "Ion Matter"?</text:p>
          </table:table-cell>
          <table:table-cell table:number-columns-repeated="1020"/>
        </table:table-row>
        <table:table-row>
          <table:table-cell table:style-name="ce0" office:value-type="string">
            <text:p>ペンポーン！　正解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ing ding ding! That's the right Answeeer!</text:p>
          </table:table-cell>
          <table:table-cell table:number-columns-repeated="1020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ye-on-Matter...? What's that again...?</text:p>
          </table:table-cell>
          <table:table-cell table:number-columns-repeated="1020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 Forgoooot?!!</text:p>
          </table:table-cell>
          <table:table-cell table:number-columns-repeated="1020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style-name="ce0"/>
          <table:table-cell table:style-name="ce0"/>
          <table:table-cell table:style-name="ce0" office:value-type="string">
            <text:p>It's the fuel that makes my starship Mooove!!</text:p>
          </table:table-cell>
          <table:table-cell table:number-columns-repeated="1020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style-name="ce0"/>
          <table:table-cell table:style-name="ce0"/>
          <table:table-cell table:style-name="ce0" office:value-type="string">
            <text:p>The ion cluster energy that you can extract
from first-rate Ion Matter will be plenty
enough to warp space-Tiiime!</text:p>
          </table:table-cell>
          <table:table-cell table:number-columns-repeated="1020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Ahah—! Yep! That! Okay! I remember
now!</text:p>
          </table:table-cell>
          <table:table-cell table:number-columns-repeated="1020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it's another "fetch quest",
huh...</text:p>
          </table:table-cell>
          <table:table-cell table:number-columns-repeated="1020"/>
        </table:table-row>
        <table:table-row>
          <table:table-cell table:style-name="ce0" office:value-type="string">
            <text:p>要約した総論を述べ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nd now for my closing summary.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style-name="ce0"/>
          <table:table-cell table:style-name="ce0"/>
          <table:table-cell table:style-name="ce0" office:value-type="string">
            <text:p>In order to stabilize the space-time distortion,
we will create the Space-Time Stabilization
Wave Generator Sphere—the STS for short—
with Ion Matter at its core.</text:p>
          </table:table-cell>
          <table:table-cell table:number-columns-repeated="1020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style-name="ce0"/>
          <table:table-cell table:style-name="ce0"/>
          <table:table-cell table:style-name="ce0" office:value-type="string">
            <text:p>We will locate the Demon Portal in the
Northlands; activate the completed STS;
stabilize the distortion; and promptly destroy
the Portal.</text:p>
          </table:table-cell>
          <table:table-cell table:number-columns-repeated="1020"/>
        </table:table-row>
        <table:table-row>
          <table:table-cell table:style-name="ce0" office:value-type="string">
            <text:p>結論は以上です。</text:p>
          </table:table-cell>
          <table:table-cell table:style-name="ce0"/>
          <table:table-cell table:style-name="ce0"/>
          <table:table-cell table:style-name="ce0" office:value-type="string">
            <text:p>That ends my summa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"Mm. Our course of action is decided."</text:p>
          </table:table-cell>
          <table:table-cell table:number-columns-repeated="1020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ere is the question of where you
might obtain this first-rate Ion Matter of
yours.</text:p>
          </table:table-cell>
          <table:table-cell table:number-columns-repeated="1020"/>
        </table:table-row>
        <table:table-row>
          <table:table-cell table:style-name="ce0" office:value-type="string">
            <text:p>厄介な問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ood question, indeed.</text:p>
          </table:table-cell>
          <table:table-cell table:number-columns-repeated="1020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style-name="ce0"/>
          <table:table-cell table:style-name="ce0"/>
          <table:table-cell table:style-name="ce0" office:value-type="string">
            <text:p>We haven't once come across any information
as to where we might find any Ion—</text:p>
          </table:table-cell>
          <table:table-cell table:number-columns-repeated="1020"/>
        </table:table-row>
        <table:table-row>
          <table:table-cell table:style-name="ce0" office:value-type="string">
            <text:p>・・・いや、そうでもないな。</text:p>
          </table:table-cell>
          <table:table-cell table:style-name="ce0"/>
          <table:table-cell table:style-name="ce0"/>
          <table:table-cell table:style-name="ce0" office:value-type="string">
            <text:p>...No, that's not true.</text:p>
          </table:table-cell>
          <table:table-cell table:number-columns-repeated="1020"/>
        </table:table-row>
        <table:table-row>
          <table:table-cell table:style-name="ce0" office:value-type="string">
            <text:p>え？　心当たり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Have you thought of something?</text:p>
          </table:table-cell>
          <table:table-cell table:number-columns-repeated="1020"/>
        </table:table-row>
        <table:table-row>
          <table:table-cell table:style-name="ce0" office:value-type="string">
            <text:p>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.</text:p>
          </table:table-cell>
          <table:table-cell table:number-columns-repeated="1020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style-name="ce0"/>
          <table:table-cell table:style-name="ce0"/>
          <table:table-cell table:style-name="ce0" office:value-type="string">
            <text:p>The pendants you're wearing.</text:p>
          </table:table-cell>
          <table:table-cell table:number-columns-repeated="1020"/>
        </table:table-row>
        <table:table-row>
          <table:table-cell table:style-name="ce0" office:value-type="string">
            <text:p>あ！　そっ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Of course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the red stones these
pendants are adorned with were Ion Matter,
weren't they.</text:p>
          </table:table-cell>
          <table:table-cell table:number-columns-repeated="1020"/>
        </table:table-row>
        <table:table-row>
          <table:table-cell table:style-name="ce0" office:value-type="string">
            <text:p>そうそう！！　そうだ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ight, right!! That's Riiiight!!</text:p>
          </table:table-cell>
          <table:table-cell table:number-columns-repeated="1020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style-name="ce0"/>
          <table:table-cell table:style-name="ce0"/>
          <table:table-cell table:style-name="ce0" office:value-type="string">
            <text:p>If we can just figure out where those red
stones came from, we could get our hands on
enough first-rate Ion Matter to make our
heads Spiiin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"Ah, were those pendants not gifted to you by
my sister, Viola?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style-name="ce0"/>
          <table:table-cell table:style-name="ce0"/>
          <table:table-cell table:style-name="ce0" office:value-type="string">
            <text:p>Knight Commander Gaora
"If I trace back their origin, I believe... it
was the Priest who entrusted those to me."</text:p>
          </table:table-cell>
          <table:table-cell table:number-columns-repeated="1020"/>
        </table:table-row>
        <table:table-row>
          <table:table-cell table:style-name="ce0" office:value-type="string">
            <text:p>神官
「ええ、覚えていますよ。」</text:p>
          </table:table-cell>
          <table:table-cell table:style-name="ce0"/>
          <table:table-cell table:style-name="ce0"/>
          <table:table-cell table:style-name="ce0" office:value-type="string">
            <text:p>Priest
"Yes, I seem to recall."</text:p>
          </table:table-cell>
          <table:table-cell table:number-columns-repeated="1020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style-name="ce0"/>
          <table:table-cell table:style-name="ce0"/>
          <table:table-cell table:style-name="ce0" office:value-type="string">
            <text:p>Priest
"The red stones decorating those pendants
were passed down in St. Yuria's Church as
`jewels with the power to ward off calamity`."</text:p>
          </table:table-cell>
          <table:table-cell table:number-columns-repeated="1020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style-name="ce0"/>
          <table:table-cell table:style-name="ce0"/>
          <table:table-cell table:style-name="ce0" office:value-type="string">
            <text:p>Priest
"I presented those to the Knight Commander
many years ago, under the condition that he
serve as protector of the lands."</text:p>
          </table:table-cell>
          <table:table-cell table:number-columns-repeated="1020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riest-san! Where can we find those
red stones?!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style-name="ce0"/>
          <table:table-cell table:style-name="ce0"/>
          <table:table-cell table:style-name="ce0" office:value-type="string">
            <text:p>Priest
"In an subterranean cavern in the Southlands
called 'Purgatory Grotto'."</text:p>
          </table:table-cell>
          <table:table-cell table:number-columns-repeated="1020"/>
        </table:table-row>
        <table:table-row>
          <table:table-cell table:style-name="ce0" office:value-type="string">
            <text:p>あ・・・あそこ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there...</text:p>
          </table:table-cell>
          <table:table-cell table:number-columns-repeated="1020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beginning to understand from that
reaction, but... what sort of place is it?</text:p>
          </table:table-cell>
          <table:table-cell table:number-columns-repeated="1020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ep cavern which connects underground
lakes of magma.</text:p>
          </table:table-cell>
          <table:table-cell table:number-columns-repeated="1020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style-name="ce0"/>
          <table:table-cell table:style-name="ce0"/>
          <table:table-cell table:style-name="ce0" office:value-type="string">
            <text:p>It is a highly dangerous place, with such intense
heat as to make anyone think of purgatory.</text:p>
          </table:table-cell>
          <table:table-cell table:number-columns-repeated="1020"/>
        </table:table-row>
        <table:table-row>
          <table:table-cell table:style-name="ce0" office:value-type="string">
            <text:p>だと思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t so...</text:p>
          </table:table-cell>
          <table:table-cell table:number-columns-repeated="1020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re's Ion Matter there, we have no
choice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, but... I have to do my best...</text:p>
          </table:table-cell>
          <table:table-cell table:number-columns-repeated="1020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ta pick up the pace, or we might end up
with more'a those pesky Shinigami on our
hands.</text:p>
          </table:table-cell>
          <table:table-cell table:number-columns-repeated="1020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(And if I can get my hands on looots and lots
of first-rate Ion Matter, I can finally get
my starship up 'n Runniiing!!)</text:p>
          </table:table-cell>
          <table:table-cell table:number-columns-repeated="1020"/>
        </table:table-row>
        <table:table-row>
          <table:table-cell table:style-name="ce0" office:value-type="string">
            <text:p>早くその“煉獄洞”に行くヨー！！</text:p>
          </table:table-cell>
          <table:table-cell table:style-name="ce0"/>
          <table:table-cell table:style-name="ce0"/>
          <table:table-cell table:style-name="ce0" office:value-type="string">
            <text:p>Off to "Purgatory Grotto" we Gooo!!</text:p>
          </table:table-cell>
          <table:table-cell table:number-columns-repeated="1020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style-name="ce0"/>
          <table:table-cell table:style-name="ce0"/>
          <table:table-cell table:style-name="ce0" office:value-type="string">
            <text:p>Priest
"Please, do not be so hasty."</text:p>
          </table:table-cell>
          <table:table-cell table:number-columns-repeated="1020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style-name="ce0"/>
          <table:table-cell table:style-name="ce0"/>
          <table:table-cell table:style-name="ce0" office:value-type="string">
            <text:p>Priest
"About those red stones..."</text:p>
          </table:table-cell>
          <table:table-cell table:number-columns-repeated="1020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style-name="ce0"/>
          <table:table-cell table:style-name="ce0"/>
          <table:table-cell table:style-name="ce0" office:value-type="string">
            <text:p>Priest
"They are so difficult to distinguish from the
lava that surrounds them, that even veteran
excavators have trouble doing so."</text:p>
          </table:table-cell>
          <table:table-cell table:number-columns-repeated="1020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style-name="ce0"/>
          <table:table-cell table:style-name="ce0"/>
          <table:table-cell table:style-name="ce0" office:value-type="string">
            <text:p>Priest
"Therefore, we should take the time to pick
out a skilled excavator before we..."</text:p>
          </table:table-cell>
          <table:table-cell table:number-columns-repeated="1020"/>
        </table:table-row>
        <table:table-row>
          <table:table-cell table:style-name="ce0" office:value-type="string">
            <text:p>神官。　その点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should be no problem there, Father.</text:p>
          </table:table-cell>
          <table:table-cell table:number-columns-repeated="1020"/>
        </table:table-row>
        <table:table-row>
          <table:table-cell table:style-name="ce0" office:value-type="string">
            <text:p>なぜならこっちに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'cause we have...!</text:p>
          </table:table-cell>
          <table:table-cell table:number-columns-repeated="1020"/>
        </table:table-row>
        <table:table-row>
          <table:table-cell table:style-name="ce0" office:value-type="string">
            <text:p>これがあるん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iiis!!</text:p>
          </table:table-cell>
          <table:table-cell table:number-columns-repeated="1020"/>
        </table:table-row>
        <table:table-row>
          <table:table-cell table:style-name="ce0" office:value-type="string">
            <text:p>そ・・・それはいったい・・・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... What in the world is that...?!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my Detection Viso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style-name="ce0"/>
          <table:table-cell table:style-name="ce0"/>
          <table:table-cell table:style-name="ce0" office:value-type="string">
            <text:p>It senses ion cluster energy, so picking out
Ion Matter'll be a cinch using Thiiiis!!</text:p>
          </table:table-cell>
          <table:table-cell table:number-columns-repeated="1020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First your expertise on space-time, and now
this mysterious tool...</text:p>
          </table:table-cell>
          <table:table-cell table:number-columns-repeated="1020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style-name="ce0"/>
          <table:table-cell table:style-name="ce0"/>
          <table:table-cell table:style-name="ce0" office:value-type="string">
            <text:p>Just what are you, anyway...?</text:p>
          </table:table-cell>
          <table:table-cell table:number-columns-repeated="1020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h? W-Well, Thaaat's... you Knooow...</text:p>
          </table:table-cell>
          <table:table-cell table:number-columns-repeated="1020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, you have to teach me about the inner
workings of that visor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あとで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ill do... Lateeer..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 any case, if you are capable of obtaining
this Ion Matter, I would have you hurry to the
scene at once.</text:p>
          </table:table-cell>
          <table:table-cell table:number-columns-repeated="1020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style-name="ce0"/>
          <table:table-cell table:style-name="ce0"/>
          <table:table-cell table:style-name="ce0" office:value-type="string">
            <text:p>Lumii and the Priest shall focus on preparations
for the creation of the STS. I trust that is
acceptable?</text:p>
          </table:table-cell>
          <table:table-cell table:number-columns-repeated="1020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style-name="ce0"/>
          <table:table-cell table:style-name="ce0"/>
          <table:table-cell table:style-name="ce0" office:value-type="string">
            <text:p>Priest
"We shall tend to it at once."</text:p>
          </table:table-cell>
          <table:table-cell table:number-columns-repeated="1020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iiight! The rest of us'll get going to
the whatever-cave in the Southlands!</text:p>
          </table:table-cell>
          <table:table-cell table:number-columns-repeated="1020"/>
        </table:table-row>
        <table:table-row>
          <table:table-cell table:style-name="ce0" office:value-type="string">
            <text:p>“煉獄洞”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"Purgatory Grotto", you mean.</text:p>
          </table:table-cell>
          <table:table-cell table:number-columns-repeated="1020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調子乗ん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を神官に渡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、それは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私は失敗とかし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こちら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時空玉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い水晶のようなも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ご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た・・・頼もしい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目的を再確認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ＯＫ！　完璧に把握し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9T15:42:00+02:00</meta:creation-date>
    <dc:date>2020-04-19T15:42:0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